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66cc" draw:fill-color="#729fcf" draw:opacity="40%" draw:textarea-horizontal-align="justify" draw:textarea-vertical-align="middle" draw:auto-grow-height="false" fo:min-height="2.714cm" fo:min-width="5.798cm" draw:shadow-opacity="40%"/>
    </style:style>
    <style:style style:name="gr2" style:family="graphic" style:parent-style-name="standard">
      <style:graphic-properties svg:stroke-color="#000000" draw:fill-color="#ffffff" draw:textarea-horizontal-align="justify" draw:textarea-vertical-align="middle" draw:auto-grow-height="false" fo:min-height="0.788cm" fo:min-width="2.244cm" fo:wrap-option="no-wrap" draw:shadow="visible" draw:shadow-offset-x="0.1cm" draw:shadow-offset-y="0.1cm"/>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svg:stroke-color="#0066cc" draw:fill-color="#729fcf" draw:opacity="40%" draw:textarea-horizontal-align="justify" draw:textarea-vertical-align="middle" draw:auto-grow-height="false" fo:min-height="6.14cm" fo:min-width="5.798cm" draw:shadow-opacity="40%"/>
    </style:style>
    <style:style style:name="gr5" style:family="graphic" style:parent-style-name="standard">
      <style:graphic-properties svg:stroke-color="#0066cc" draw:fill-color="#729fcf" draw:opacity="100%" draw:textarea-horizontal-align="justify" draw:textarea-vertical-align="middle" draw:auto-grow-height="false" fo:min-height="1.418cm" fo:min-width="1.908cm" draw:shadow-opacity="100%"/>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svg:stroke-color="#000000" draw:fill-color="#ffffff" draw:textarea-horizontal-align="justify" draw:textarea-vertical-align="middle" draw:auto-grow-height="false" fo:min-height="0.788cm" fo:min-width="1.722cm" fo:wrap-option="no-wrap" draw:shadow="visible" draw:shadow-offset-x="0.1cm" draw:shadow-offset-y="0.1cm"/>
    </style:style>
    <style:style style:name="gr9" style:family="graphic" style:parent-style-name="standard">
      <style:graphic-properties svg:stroke-color="#000000" draw:fill-color="#ffffff" draw:textarea-horizontal-align="justify" draw:textarea-vertical-align="middle" draw:auto-grow-height="false" fo:min-height="0.918cm" fo:min-width="1.722cm" fo:wrap-option="no-wrap" draw:shadow="visible" draw:shadow-offset-x="0.1cm" draw:shadow-offset-y="0.1cm"/>
    </style:style>
    <style:style style:name="P1" style:family="paragraph">
      <loext:graphic-properties draw:fill-color="#729fcf" draw:opacity="40%"/>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style:style>
    <style:style style:name="P4" style:family="paragraph">
      <loext:graphic-properties draw:fill="none" draw:fill-color="#ffffff"/>
      <style:text-properties fo:color="#0066cc" fo:font-size="18pt"/>
    </style:style>
    <style:style style:name="P5" style:family="paragraph">
      <loext:graphic-properties draw:fill-color="#729fcf" draw:opacity="100%"/>
      <style:paragraph-properties fo:text-align="center"/>
      <style:text-properties fo:font-size="18pt"/>
    </style:style>
    <style:style style:name="P6" style:family="paragraph">
      <loext:graphic-properties draw:fill="none"/>
      <style:paragraph-properties fo:text-align="center"/>
    </style:style>
    <style:style style:name="T1" style:family="text">
      <style:text-properties fo:font-size="18pt"/>
    </style:style>
    <style:style style:name="T2" style:family="text">
      <style:text-properties fo:color="#0066cc"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6.8cm" svg:height="3.2cm" svg:x="0.1cm" svg:y="0.0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3" draw:layer="layout" svg:width="4.2cm" svg:height="1.6cm" svg:x="0.8cm" svg:y="1.073cm">
            <text:p text:style-name="P2"><text:span text:style-name="T1">Tiger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5cm" svg:height="0.962cm" svg:x="0.3cm" svg:y="0.111cm">
            <draw:text-box>
              <text:p><text:span text:style-name="T2">TigerImporter</text:span></text:p>
            </draw:text-box>
          </draw:frame>
        </draw:g>
        <draw:g>
          <draw:custom-shape draw:style-name="gr1" draw:text-style-name="P1" draw:layer="layout" svg:width="6.8cm" svg:height="3.2cm" svg:x="14.3cm" svg:y="1.6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 draw:text-style-name="P4" draw:layer="layout" svg:width="5cm" svg:height="0.962cm" svg:x="16.2cm" svg:y="1.811cm">
            <draw:text-box>
              <text:p><text:span text:style-name="T2">Sentencer</text:span></text:p>
            </draw:text-box>
          </draw:frame>
        </draw:g>
        <draw:custom-shape draw:style-name="gr4" draw:text-style-name="P1" draw:layer="layout" svg:width="6.8cm" svg:height="6.9cm" svg:x="7.2cm" svg:y="0.07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5" xml:id="id2" draw:id="id2" draw:layer="layout" svg:width="2.6cm" svg:height="1.8cm" svg:x="12.8cm" svg:y="2.573cm">
          <text:p text:style-name="P2"><text:span text:style-name="T1">Sal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 draw:text-style-name="P4" draw:layer="layout" svg:width="5cm" svg:height="1.673cm" svg:x="8.9cm" svg:y="0cm">
          <draw:text-box>
            <text:p><text:span text:style-name="T2">Merger</text:span></text:p>
          </draw:text-box>
        </draw:frame>
        <draw:connector draw:style-name="gr7" draw:text-style-name="P6" draw:layer="layout" draw:type="line" svg:x1="8.4cm" svg:y1="5.473cm" svg:x2="12.8cm" svg:y2="3.473cm" draw:start-shape="id1" draw:start-glue-point="7" draw:end-shape="id2" draw:end-glue-point="5" svg:d="M8400 5473l4400-2000" svg:viewBox="0 0 4401 2001">
          <text:p/>
        </draw:connector>
        <draw:g>
          <draw:custom-shape draw:style-name="gr1" draw:text-style-name="P1" draw:layer="layout" svg:width="6.8cm" svg:height="3.2cm" svg:x="0.1cm" svg:y="3.773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3" draw:layer="layout" svg:width="3.4cm" svg:height="1.6cm" svg:x="1.1cm" svg:y="4.773cm">
            <text:p text:style-name="P2"><text:span text:style-name="T1">rs3</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5cm" svg:height="0.962cm" svg:x="0.3cm" svg:y="3.811cm">
            <draw:text-box>
              <text:p><text:span text:style-name="T2">RSTImporter</text:span></text:p>
            </draw:text-box>
          </draw:frame>
        </draw:g>
        <draw:custom-shape draw:style-name="gr5" draw:text-style-name="P5" xml:id="id1" draw:id="id1" draw:layer="layout" svg:width="2.6cm" svg:height="1.8cm" svg:x="5.8cm" svg:y="4.573cm">
          <text:p text:style-name="P2"><text:span text:style-name="T1">Sal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5" xml:id="id3" draw:id="id3" draw:layer="layout" svg:width="2.6cm" svg:height="1.8cm" svg:x="5.8cm" svg:y="0.873cm">
          <text:p text:style-name="P2"><text:span text:style-name="T1">Sal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7" draw:text-style-name="P6" draw:layer="layout" draw:type="line" svg:x1="8.4cm" svg:y1="1.773cm" svg:x2="12.8cm" svg:y2="3.473cm" draw:start-shape="id3" draw:start-glue-point="7" draw:end-shape="id2" draw:end-glue-point="5" svg:d="M8400 1773l4400 1700" svg:viewBox="0 0 4401 1701">
          <text:p/>
        </draw:connector>
        <draw:custom-shape draw:style-name="gr1" draw:text-style-name="P1" draw:layer="layout" svg:width="6.8cm" svg:height="3.2cm" svg:x="21.3cm" svg:y="0.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3" xml:id="id5" draw:id="id5" draw:layer="layout" svg:width="3.4cm" svg:height="1.8cm" svg:x="24.5cm" svg:y="1.1cm">
          <text:p text:style-name="P2"><text:span text:style-name="T1">ANNIS</text:span></text:p>
          <text:p text:style-name="P2"><text:span text:style-name="T1">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5cm" svg:height="0.962cm" svg:x="23.2cm" svg:y="0.338cm">
          <draw:text-box>
            <text:p><text:span text:style-name="T2">ANNISExporter</text:span></text:p>
          </draw:text-box>
        </draw:frame>
        <draw:connector draw:style-name="gr7" draw:text-style-name="P6" draw:layer="layout" draw:type="line" svg:x1="22.5cm" svg:y1="3.5cm" svg:x2="24.5cm" svg:y2="2cm" draw:start-shape="id4" draw:start-glue-point="7" draw:end-shape="id5" svg:d="M22500 3500l2000-1500" svg:viewBox="0 0 2001 1501">
          <text:p/>
        </draw:connector>
        <draw:connector draw:style-name="gr7" draw:text-style-name="P6" draw:layer="layout" draw:type="line" svg:x1="15.4cm" svg:y1="3.473cm" svg:x2="19.9cm" svg:y2="3.5cm" draw:start-shape="id2" draw:start-glue-point="7" draw:end-shape="id4" draw:end-glue-point="5" svg:d="M15400 3473l4500 27" svg:viewBox="0 0 4501 28">
          <text:p/>
        </draw:connector>
        <draw:custom-shape draw:style-name="gr1" draw:text-style-name="P1" draw:layer="layout" svg:width="6.8cm" svg:height="3.2cm" svg:x="21.3cm" svg:y="3.8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3" xml:id="id6" draw:id="id6" draw:layer="layout" svg:width="3.4cm" svg:height="1.8cm" svg:x="24.5cm" svg:y="4.701cm">
          <text:p text:style-name="P2"><text:span text:style-name="T1">PAULA</text:span></text:p>
          <text:p text:style-name="P2"><text:span text:style-name="T1">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5cm" svg:height="0.962cm" svg:x="23.2cm" svg:y="3.939cm">
          <draw:text-box>
            <text:p><text:span text:style-name="T2">PAULAExporter</text:span></text:p>
          </draw:text-box>
        </draw:frame>
        <draw:connector draw:style-name="gr7" draw:text-style-name="P6" draw:layer="layout" draw:type="line" svg:x1="22.5cm" svg:y1="3.5cm" svg:x2="24.5cm" svg:y2="5.601cm" draw:start-shape="id4" draw:end-shape="id6" draw:end-glue-point="3" svg:d="M22500 3500l2000 2101" svg:viewBox="0 0 2001 2102">
          <text:p/>
        </draw:connector>
        <draw:custom-shape draw:style-name="gr5" draw:text-style-name="P5" xml:id="id4" draw:id="id4" draw:layer="layout" svg:width="2.6cm" svg:height="1.8cm" svg:x="19.9cm" svg:y="2.6cm">
          <text:p text:style-name="P2"><text:span text:style-name="T1">Sal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Weiß_2f_Gelb" draw:display-name="Linear Weiß/Gelb" draw:style="linear" draw:start-color="#ffff99" draw:end-color="#ffffff" draw:start-intensity="100%" draw:end-intensity="100%" draw:angle="450" draw:border="30%"/>
    <draw:gradient draw:name="Tango_20_Green" draw:display-name="Tango Green" draw:style="linear" draw:start-color="#8ae234"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8.3cm" fo:page-height="7.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Zipser</meta:initial-creator>
    <meta:creation-date>2015-09-14T21:49:54.140270849</meta:creation-date>
    <dc:date>2015-09-14T22:57:38.306842731</dc:date>
    <dc:creator>Florian Zipser</dc:creator>
    <meta:editing-duration>PT7M12S</meta:editing-duration>
    <meta:editing-cycles>3</meta:editing-cycles>
    <meta:generator>LibreOffice/4.4.2.2$Linux_X86_64 LibreOffice_project/40m0$Build-2</meta:generator>
    <meta:document-statistic meta:object-count="28"/>
  </office:meta>
</office:document-meta>
</file>